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Table1" style:family="table">
      <style:table-properties style:width="13.859cm" fo:margin-left="1.439cm" table:align="left"/>
    </style:style>
    <style:style style:name="Table1.A" style:family="table-column">
      <style:table-column-properties style:column-width="3.56cm"/>
    </style:style>
    <style:style style:name="Table1.B" style:family="table-column">
      <style:table-column-properties style:column-width="10.29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43068" officeooo:paragraph-rsid="00143068" style:font-size-asian="14pt" style:font-weight-asian="bold" style:font-name-complex="Manjari Bold1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47b4d" officeooo:paragraph-rsid="00147b4d" style:font-size-asian="14pt" style:font-weight-asian="bold" style:font-name-complex="Manjari Bold1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14pt" fo:letter-spacing="normal" fo:font-weight="bold" officeooo:rsid="001512d7" officeooo:paragraph-rsid="001512d7" style:font-size-asian="14pt" style:font-weight-asian="bold" style:font-name-complex="Manjari Bold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1" fo:font-size="20pt" fo:letter-spacing="normal" style:text-underline-style="solid" style:text-underline-width="auto" style:text-underline-color="font-color" style:font-size-asian="20pt" style:font-name-complex="Manjari Bold1" style:font-size-complex="2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1" fo:letter-spacing="normal" style:font-name-complex="Manjari Bold1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1" fo:letter-spacing="normal" officeooo:rsid="00143068" officeooo:paragraph-rsid="00143068" style:font-name-complex="Manjari Bold1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3.6cm" fo:margin-top="0.123cm" fo:margin-bottom="0cm" loext:contextual-spacing="false" fo:text-align="center" style:justify-single-word="false" fo:orphans="2" fo:widows="2" fo:text-indent="0cm" style:auto-text-indent="false" style:punctuation-wrap="hanging" style:writing-mode="lr-tb"/>
      <style:text-properties fo:font-variant="normal" fo:text-transform="none" fo:color="#212529" style:font-name="Manjari Bold1" fo:letter-spacing="normal" officeooo:paragraph-rsid="00143068" style:font-name-complex="Manjari Bold1"/>
    </style:style>
    <style:style style:name="P8" style:family="paragraph" style:parent-style-name="List_20_Paragraph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512d7" style:font-size-asian="14pt" style:font-weight-asian="bold" style:font-name-complex="apple-system" style:font-size-complex="14pt" style:font-style-complex="normal" style:font-weight-complex="bold"/>
    </style:style>
    <style:style style:name="P9" style:family="paragraph" style:parent-style-name="List_20_Paragraph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512d7" style:font-size-asian="14pt" style:font-weight-asian="bold" style:font-size-complex="14pt" style:font-weight-complex="bold"/>
    </style:style>
    <style:style style:name="P10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512d7" style:font-size-asian="14pt" style:font-weight-asian="bold" style:font-name-complex="apple-system" style:font-size-complex="14pt" style:font-style-complex="normal" style:font-weight-complex="bold"/>
    </style:style>
    <style:style style:name="P11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512d7" style:font-size-asian="14pt" style:font-weight-asian="bold" style:font-size-complex="14pt" style:font-weight-complex="bold"/>
    </style:style>
    <style:style style:name="T1" style:family="text">
      <style:text-properties fo:font-style="normal"/>
    </style:style>
    <style:style style:name="T2" style:family="text">
      <style:text-properties style:font-name-complex="apple-system" style:font-size-complex="12pt" style:font-style-complex="normal"/>
    </style:style>
    <style:style style:name="T3" style:family="text">
      <style:text-properties style:font-style-complex="normal"/>
    </style:style>
    <style:style style:name="T4" style:family="text">
      <style:text-properties style:font-name="Times New Roman" fo:font-size="15pt" style:font-size-asian="15pt" style:font-name-complex="apple-system" style:font-size-complex="12pt" style:font-style-complex="normal" style:font-weight-complex="bold"/>
    </style:style>
    <style:style style:name="T5" style:family="text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name-complex="apple-system" style:font-size-complex="12pt" style:font-style-complex="normal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/>
    </style:style>
    <style:style style:name="T7" style:family="text">
      <style:text-properties style:font-name="Manjari Bold" fo:font-size="20pt" style:text-underline-style="solid" style:text-underline-width="auto" style:text-underline-color="font-color" fo:font-weight="bold" style:font-size-asian="20pt" style:font-weight-asian="bold" style:font-style-complex="normal"/>
    </style:style>
    <style:style style:name="T8" style:family="text">
      <style:text-properties style:font-name="Manjari Bold" fo:font-size="20pt" fo:font-style="normal" style:text-underline-style="solid" style:text-underline-width="auto" style:text-underline-color="font-color" fo:font-weight="bold" style:font-size-asian="20pt" style:font-weight-asian="bold"/>
    </style:style>
    <style:style style:name="T9" style:family="text">
      <style:text-properties style:font-size-complex="12pt" style:font-style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fo:font-weight="normal" style:font-size-asian="12pt" style:font-weight-asian="normal" style:font-size-complex="12pt"/>
    </style:style>
    <style:style style:name="T12" style:family="text">
      <style:text-properties fo:font-size="12pt" fo:font-weight="normal" style:font-size-asian="12pt" style:font-weight-asian="normal" style:font-size-complex="12pt"/>
    </style:style>
    <style:style style:name="T13" style:family="text">
      <style:text-properties style:font-name="Manjari Bold"/>
    </style:style>
    <style:style style:name="T14" style:family="text">
      <style:text-properties style:font-name="Manjari Bold" fo:font-size="12pt" fo:font-weight="normal" style:font-size-asian="12pt" style:font-weight-asian="normal" style:font-size-complex="12pt"/>
    </style:style>
    <style:style style:name="T15" style:family="text">
      <style:text-properties style:font-name="Manjari Bold" fo:font-size="14pt" style:font-size-asian="14pt" style:font-size-complex="14pt"/>
    </style:style>
    <style:style style:name="T16" style:family="text">
      <style:text-properties style:font-name="Manjari Bold" fo:font-size="14pt" fo:font-weight="normal" style:font-size-asian="14pt" style:font-weight-asian="normal" style:font-size-complex="14pt"/>
    </style:style>
    <style:style style:name="T17" style:family="text">
      <style:text-properties style:font-name="Manjari Bold" fo:font-weight="normal" style:font-weight-asian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normal" style:font-size-asian="14pt" style:font-weight-asian="normal" style:font-size-complex="14pt"/>
    </style:style>
    <style:style style:name="T20" style:family="text">
      <style:text-properties style:font-name="Manjari Bold1" fo:font-size="14pt" style:font-size-asian="14pt" style:font-size-complex="14pt"/>
    </style:style>
    <style:style style:name="T21" style:family="text">
      <style:text-properties style:font-name="Manjari Bold1" fo:font-size="14pt" style:font-size-asian="14pt" style:font-name-complex="Manjari Bold1" style:font-size-complex="14pt"/>
    </style:style>
    <style:style style:name="T22" style:family="text">
      <style:text-properties style:font-name="Manjari Bold1" fo:font-size="14pt" fo:font-weight="normal" style:font-size-asian="14pt" style:font-weight-asian="normal" style:font-size-complex="14pt"/>
    </style:style>
    <style:style style:name="T23" style:family="text">
      <style:text-properties style:font-name="Manjari Bold1" fo:font-size="14pt" fo:font-weight="normal" style:font-size-asian="14pt" style:font-weight-asian="normal" style:font-name-complex="Manjari Bold1" style:font-size-complex="14pt"/>
    </style:style>
    <style:style style:name="T24" style:family="text">
      <style:text-properties fo:font-size="15pt" style:font-size-asian="15pt" style:font-size-complex="12pt" style:font-style-complex="normal" style:font-weight-complex="bold"/>
    </style:style>
    <style:style style:name="T2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വ്യക്തിഗത ഇനങ്ങളില്‍ ഒന്നാം സ്ഥാനം ലഭിക്കുന്നവര്‍ പങ്കെടുക്കുന്ന ഇനങ്ങള്‍</text:span></text:p>
      <text:p text:style-name="P7"><text:span text:style-name="T24"><text:s text:c="17"/></text:span><text:span text:style-name="T25">APPENDIX- II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l No</text:p>
          </table:table-cell>
          <table:table-cell table:style-name="Table1.B1" office:value-type="string">
            <text:p text:style-name="P1">Event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list xml:id="list94455442" text:style-name="WWNum10">
              <text:list-header>
                <text:p text:style-name="P8"><text:span text:style-name="Body_20_text_20__28_2_29_"><text:span text:style-name="T21">Judo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list xml:id="list202808407991892" text:continue-numbering="true" text:style-name="WWNum10">
              <text:list-header>
                <text:p text:style-name="P10"><text:span text:style-name="Body_20_text_20__28_2_29_"><text:span text:style-name="T21">Taekwondo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list xml:id="list202809262740499" text:continue-numbering="true" text:style-name="WWNum10">
              <text:list-header>
                <text:p text:style-name="P9"><text:span text:style-name="Body_20_text_20__28_2_29_"><text:span text:style-name="T21">Wrestling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list xml:id="list202808529217354" text:continue-numbering="true" text:style-name="WWNum10">
              <text:list-header>
                <text:p text:style-name="P11"><text:span text:style-name="Body_20_text_20__28_2_29_"><text:span text:style-name="T23">Weight-Lifting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list xml:id="list202808605642932" text:continue-numbering="true" text:style-name="WWNum10">
              <text:list-header>
                <text:p text:style-name="P11"><text:span text:style-name="Body_20_text_20__28_2_29_"><text:span text:style-name="T23">Boxing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list xml:id="list202808535104424" text:continue-numbering="true" text:style-name="WWNum10">
              <text:list-header>
                <text:p text:style-name="P11"><text:span text:style-name="Body_20_text_20__28_2_29_"><text:span text:style-name="T21">Wushu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list xml:id="list202808956409058" text:continue-numbering="true" text:style-name="WWNum10">
              <text:list-header>
                <text:p text:style-name="P11"><text:span text:style-name="Body_20_text_20__28_2_29_"><text:span text:style-name="T21">Power Lifting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list xml:id="list202808769445946" text:continue-numbering="true" text:style-name="WWNum10">
              <text:list-header>
                <text:p text:style-name="P11"><text:span text:style-name="Body_20_text_20__28_2_29_"><text:span text:style-name="T21">Karate</text:span></text:span>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WWNum10">
      <style:paragraph-properties fo:margin-left="1.27cm" fo:margin-right="0cm" fo:margin-top="0cm" fo:margin-bottom="0.212cm" loext:contextual-spacing="true" fo:line-height="150%" fo:text-align="justify" style:justify-single-word="false" fo:text-indent="0cm" style:auto-text-indent="false"/>
    </style:style>
    <style:style style:name="Default_20_Paragraph_20_Font" style:display-name="Default Paragraph Font" style:family="text"/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style:font-name="Palatino Linotype" fo:font-family="'Palatino Linotype'" style:font-family-generic="roman" style:font-pitch="variable" fo:font-size="14.5pt" fo:letter-spacing="normal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/>
    </style:style>
    <style:style style:name="Body_20_text_20__28_2_29_" style:display-name="Body text (2)" style:family="text" style:parent-style-name="Body_20_text_20__28_2_29__5f_">
      <style:text-properties fo:font-variant="normal" fo:text-transform="none" fo:color="#000000" style:text-line-through-style="none" style:text-line-through-type="none" style:font-name="Palatino Linotype" fo:font-family="'Palatino Linotype'" style:font-family-generic="roman" style:font-pitch="variable" fo:font-size="14.5pt" fo:letter-spacing="normal" fo:language="en" fo:country="US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6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08:25.770817865</meta:creation-date>
    <dc:date>2020-05-06T20:28:08.186005960</dc:date>
    <meta:editing-duration>PT4M22S</meta:editing-duration>
    <meta:editing-cycles>3</meta:editing-cycles>
    <meta:generator>LibreOffice/6.1.5.2$Linux_X86_64 LibreOffice_project/90f8dcf33c87b3705e78202e3df5142b201bd805</meta:generator>
    <meta:document-statistic meta:table-count="1" meta:image-count="0" meta:object-count="0" meta:page-count="1" meta:paragraph-count="20" meta:word-count="32" meta:character-count="151" meta:non-whitespace-character-count="124"/>
  </office:meta>
</office:document-meta>
</file>